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178" officeooo:paragraph-rsid="001b517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5178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27th of June 2023 under the <text:span text:style-name="T5">31st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include the Republic of Berghosan on the security council mentioned in M31-4.</text:span></text:p>
      <text:p text:style-name="P1"/>
      <text:p text:style-name="P1">And proceeds.</text:p>
      <text:p text:style-name="P1"/>
      <text:p text:style-name="P1">Signed by,</text:p>
      <text:p text:style-name="P4">Thanster</text:p>
      <text:p text:style-name="P1"/>
      <text:p text:style-name="P1"/>
      <text:p text:style-name="P1"/>
      <text:p text:style-name="Standard"><text:span text:style-name="T1">[</text:span><text:span text:style-name="T2">Motion 31-4-2: To include the Republic of Berghosan on the security council mentioned in M31-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7T02:23:56.279869900</dc:date>
    <meta:editing-duration>PT2M7S</meta:editing-duration>
    <meta:editing-cycles>6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7" meta:word-count="57" meta:character-count="360" meta:non-whitespace-character-count="310"/>
  </office:meta>
</office:document-meta>
</file>